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5063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1.1375in"/>
    </style:style>
    <style:style style:name="Table1.C" style:family="table-column">
      <style:table-column-properties style:column-width="0.5528in"/>
    </style:style>
    <style:style style:name="Table1.D" style:family="table-column">
      <style:table-column-properties style:column-width="1.7542in"/>
    </style:style>
    <style:style style:name="Table1.E" style:family="table-column">
      <style:table-column-properties style:column-width="2.5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Condensed" fo:font-size="12pt" fo:font-weight="normal" officeooo:rsid="0056cce1" officeooo:paragraph-rsid="0066186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f9cef" officeooo:paragraph-rsid="001c020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b448f" officeooo:paragraph-rsid="004f2d2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f9cef" officeooo:paragraph-rsid="004f2d2a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49e3f" officeooo:paragraph-rsid="0066186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8a2ff" officeooo:paragraph-rsid="0066186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df554" officeooo:paragraph-rsid="00661862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71308" officeooo:paragraph-rsid="00671308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style="italic" style:text-underline-style="none" fo:font-weight="normal" officeooo:rsid="00671308" officeooo:paragraph-rsid="00671308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style:font-name="DejaVu Sans Condensed" officeooo:rsid="0056cce1" officeooo:paragraph-rsid="00661862"/>
    </style:style>
    <style:style style:name="P11" style:family="paragraph" style:parent-style-name="Standard">
      <style:paragraph-properties fo:text-align="start" style:justify-single-word="false"/>
      <style:text-properties officeooo:paragraph-rsid="001c0208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officeooo:paragraph-rsid="00661862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DejaVu Sans Condensed" officeooo:paragraph-rsid="00671308"/>
    </style:style>
    <style:style style:name="P14" style:family="paragraph" style:parent-style-name="Standard" style:list-style-name="L6">
      <style:paragraph-properties fo:text-align="start" style:justify-single-word="false"/>
      <style:text-properties style:font-name="DejaVu Sans Condensed" officeooo:paragraph-rsid="00535045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49e3f" officeooo:paragraph-rsid="00661862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387ab" officeooo:paragraph-rsid="00661862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3785f" officeooo:paragraph-rsid="00661862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88265f" officeooo:paragraph-rsid="00671308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5b448f" officeooo:paragraph-rsid="00661862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f9cef" officeooo:paragraph-rsid="004f2d2a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f9cef" officeooo:paragraph-rsid="00535045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35045" officeooo:paragraph-rsid="00535045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bold" officeooo:rsid="0063b922" officeooo:paragraph-rsid="00661862" style:font-size-asian="12pt" style:font-weight-asian="bold" style:font-size-complex="12pt" style:font-weight-complex="bold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bold" officeooo:rsid="0043785f" officeooo:paragraph-rsid="00661862" style:font-size-asian="12pt" style:font-weight-asian="bold" style:font-size-complex="12pt" style:font-weight-complex="bold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DejaVu Sans Condensed" officeooo:rsid="0043785f" officeooo:paragraph-rsid="00661862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671308"/>
    </style:style>
    <style:style style:name="P27" style:family="paragraph" style:parent-style-name="Standard" style:list-style-name="L6">
      <style:paragraph-properties fo:text-align="start" style:justify-single-word="false"/>
      <style:text-properties officeooo:paragraph-rsid="004f2d2a"/>
    </style:style>
    <style:style style:name="T1" style:family="text">
      <style:text-properties style:font-name="DejaVu Sans Condensed" fo:font-size="12pt" fo:font-weight="normal" officeooo:rsid="004f9cef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387ab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88265f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671308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bold" officeooo:rsid="005dc9a3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56bb2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5f64a3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f2d2a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8a2ff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6342ce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661862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387ab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88265f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689e92" style:font-size-asian="12pt" style:font-weight-asian="bold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4c8ce5"/>
    </style:style>
    <style:style style:name="T18" style:family="text">
      <style:text-properties officeooo:rsid="0051972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5511dd"/>
    </style:style>
    <style:style style:name="T21" style:family="text">
      <style:text-properties officeooo:rsid="0056cce1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4f2d2a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4f9cef" style:font-size-asian="12pt" style:font-weight-asian="bold" style:font-size-complex="12pt" style:font-weight-complex="bold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4f9cef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549e3f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5511dd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56cce1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4387ab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671308" style:font-size-asian="12pt" style:font-weight-asian="normal" style:font-size-complex="12pt" style:font-weight-complex="normal"/>
    </style:style>
    <style:style style:name="T32" style:family="text">
      <style:text-properties officeooo:rsid="005cdc2d"/>
    </style:style>
    <style:style style:name="T33" style:family="text">
      <style:text-properties style:font-name-complex="DejaVu Sans Condensed1"/>
    </style:style>
    <style:style style:name="T34" style:family="text">
      <style:text-properties officeooo:rsid="00689e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">3</text:span><text:span text:style-name="T7">0</text:span><text:span text:style-name="T15">4</text:span><text:span text:style-name="T8"> - </text:span><text:span text:style-name="T6">Flight - Radios</text:span><text:span text:style-name="T12">,</text:span><text:span text:style-name="T6"> </text:span><text:span text:style-name="T9">Countermeasures</text:span><text:span text:style-name="T12">,</text:span><text:span text:style-name="T9"> </text:span><text:span text:style-name="T10">Autopilot</text:span><text:span text:style-name="T12">, </text:span><text:span text:style-name="T9">Jettison</text:span></text:p>
      <text:p text:style-name="P2"/>
      <text:p text:style-name="P5">Rad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2475083210608">
          <table:table-cell table:style-name="Table1.A1" office:value-type="string">
            <text:p text:style-name="P10"><text:span text:style-name="T27">C</text:span><text:span text:style-name="T25">OM1</text:span></text:p>
          </table:table-cell>
          <table:table-cell table:style-name="Table1.A1" office:value-type="string">
            <text:p text:style-name="P1">TRT ERA 7000</text:p>
          </table:table-cell>
          <table:table-cell table:style-name="Table1.A1" office:value-type="string">
            <text:p text:style-name="P1">V/UHF</text:p>
          </table:table-cell>
          <table:table-cell table:style-name="Table1.A1" office:value-type="string">
            <text:p text:style-name="P1">118.0 to 149.970 MHz</text:p>
            <text:p text:style-name="P1">225.0 to 400.0 MHz</text:p>
          </table:table-cell>
          <table:table-cell table:style-name="Table1.E1" office:value-type="string">
            <text:p text:style-name="P1">Preset channels or manual tune.</text:p>
          </table:table-cell>
        </table:table-row>
        <table:table-row table:style-name="TableLine2475083224752">
          <table:table-cell table:style-name="Table1.A2" office:value-type="string">
            <text:p text:style-name="P1">COM2</text:p>
          </table:table-cell>
          <table:table-cell table:style-name="Table1.A2" office:value-type="string">
            <text:p text:style-name="P1">TRT ERA 7200</text:p>
          </table:table-cell>
          <table:table-cell table:style-name="Table1.A2" office:value-type="string">
            <text:p text:style-name="P1">UHF</text:p>
          </table:table-cell>
          <table:table-cell table:style-name="Table1.A2" office:value-type="string">
            <text:p text:style-name="P1">225.0 to 400 MHz</text:p>
          </table:table-cell>
          <table:table-cell table:style-name="Table1.E2" office:value-type="string">
            <text:p text:style-name="P10">Preset channels only.</text:p>
          </table:table-cell>
        </table:table-row>
      </table:table>
      <text:list xml:id="list790322164" text:style-name="L1">
        <text:list-item>
          <text:p text:style-name="P12"><text:span text:style-name="T27">Radio panel is on left console front, next to left knee. <text:s/>COM</text:span><text:span text:style-name="T28">2</text:span><text:span text:style-name="T27"> is the most forward, COM</text:span><text:span text:style-name="T28">1</text:span><text:span text:style-name="T27"> is just aft </text:span><text:span text:style-name="T28">(with the number keys</text:span><text:span text:style-name="T29"> and digital display</text:span><text:span text:style-name="T28">)</text:span><text:span text:style-name="T27">.</text:span></text:p>
        </text:list-item>
        <text:list-item>
          <text:p text:style-name="P15">Tune COM<text:span text:style-name="T20">1</text:span> to a custom frequency by setting the small knob <text:span text:style-name="T20">on</text:span> the left of the number keys to FF<text:span text:style-name="T21"> (Fixed Frequency)</text:span>, then enter frequency (to set 253.500, enter 25350), then press VLD button.</text:p>
        </text:list-item>
        <text:list-item>
          <text:p text:style-name="P15">Tune COM<text:span text:style-name="T20">2</text:span> by turning the chunky black knob <text:span text:style-name="T20">on the right</text:span> to a preset channel.</text:p>
        </text:list-item>
      </text:list>
      <text:p text:style-name="P2"/>
      <text:p text:style-name="P7">Countermeasures modes</text:p>
      <text:p text:style-name="P8">Chaf<text:span text:style-name="T33">﻿</text:span>f and f<text:span text:style-name="T33">﻿</text:span>lares</text:p>
      <text:list xml:id="list2777112975" text:style-name="L2">
        <text:list-item>
          <text:p text:style-name="P23">CM Hat forward is PANIC deploy, CM Hat aft is selected program deploy.</text:p>
        </text:list-item>
      </text:list>
      <text:list xml:id="list165971167" text:style-name="L3">
        <text:list-item>
          <text:p text:style-name="P16">Standard load is 16 flares and 112 chaff. <text:s/>ECLAIR pod allows 32 flares and 130 chaff, but no drag <text:span text:style-name="T17">chute.</text:span></text:p>
        </text:list-item>
        <text:list-item>
          <text:p text:style-name="P25"><text:span text:style-name="T22">Modes 1, 2, 3</text:span><text:span text:style-name="T25"> -- 6 chaff at 0.5 sec intervals, 1, 2, or 3 cycles respectively spaced 2 seconds.</text:span></text:p>
        </text:list-item>
        <text:list-item>
          <text:p text:style-name="P25"><text:span text:style-name="T22">Mode 4</text:span><text:span text:style-name="T25"> -- 1 flare only</text:span></text:p>
        </text:list-item>
        <text:list-item>
          <text:p text:style-name="P24">Mode 5<text:span text:style-name="T19"> -- 1 chaff and 1 flare only</text:span></text:p>
        </text:list-item>
        <text:list-item>
          <text:p text:style-name="P25"><text:span text:style-name="T22">Mode 6</text:span><text:span text:style-name="T25"> -- 12 chaff at 0.75 sec intervals, 1 cycle</text:span></text:p>
        </text:list-item>
        <text:list-item>
          <text:p text:style-name="P25"><text:span text:style-name="T22">Mode 7</text:span><text:span text:style-name="T25"> -- 20 chaff at 0.25 sec intervals, 1 cycle</text:span></text:p>
        </text:list-item>
        <text:list-item>
          <text:p text:style-name="P25"><text:span text:style-name="T22">Mode 8</text:span><text:span text:style-name="T25"> -- 6 flares at 0.25 sec intervals, 1 cycle</text:span></text:p>
        </text:list-item>
        <text:list-item>
          <text:p text:style-name="P25"><text:span text:style-name="T22">Mode 9</text:span><text:span text:style-name="T25"> -- 20 chaff and 6 flares at 0.25 sec intervals, 1 cycle</text:span></text:p>
        </text:list-item>
        <text:list-item>
          <text:p text:style-name="P25"><text:span text:style-name="T22">Mode 10</text:span><text:span text:style-name="T25"> -- Flare jettison, 32 flares at 0.05 sec intervals, 1 cycle</text:span></text:p>
        </text:list-item>
        <text:list-item>
          <text:p text:style-name="P17"><text:span text:style-name="T16">PANIC</text:span> -- 6 chaff and 3 flares, 0.5 sec intervals, 1 cycle</text:p>
        </text:list-item>
      </text:list>
      <text:p text:style-name="P9">Sabre ECM jammer system</text:p>
      <text:list xml:id="list1155337870" text:style-name="L4">
        <text:list-item>
          <text:p text:style-name="P13"><text:span text:style-name="T31">ECM system has 3 modes (change with </text:span><text:span text:style-name="T30">EW Mode Selector knob</text:span><text:span text:style-name="T31">):</text:span></text:p>
          <text:list>
            <text:list-item>
              <text:p text:style-name="P26"><text:span text:style-name="T13">STBY</text:span><text:span text:style-name="T2"> </text:span><text:span text:style-name="T3">--</text:span><text:span text:style-name="T2"> </text:span><text:span text:style-name="T3">ECM is in standby, passive receive mode</text:span></text:p>
            </text:list-item>
            <text:list-item>
              <text:p text:style-name="P26"><text:span text:style-name="T13">Square</text:span><text:span text:style-name="T2"> </text:span><text:span text:style-name="T3">--</text:span><text:span text:style-name="T2"> </text:span><text:span text:style-name="T4">Automatic r</text:span><text:span text:style-name="T3">adar-priority</text:span><text:span text:style-name="T2"> jamming</text:span><text:span text:style-name="T4">. </text:span><text:span text:style-name="T3"><text:s/></text:span><text:span text:style-name="T4">J</text:span><text:span text:style-name="T3">amming is activated automatically, but at lower power that still allows radar operation. <text:s/>PCM jamming (full power, turns off the radar) can be activated manually with </text:span><text:span text:style-name="T14">Top Hat press</text:span><text:span text:style-name="T3">.</text:span></text:p>
            </text:list-item>
            <text:list-item>
              <text:p text:style-name="P26"><text:span text:style-name="T13">PCM</text:span><text:span text:style-name="T2"> </text:span><text:span text:style-name="T3">-- </text:span><text:span text:style-name="T4">Automatic jammer</text:span><text:span text:style-name="T3">-priority jamming</text:span><text:span text:style-name="T4">. </text:span><text:span text:style-name="T3"><text:s/>PCM jamming is activated automatically</text:span><text:span text:style-name="T4">, radar will turn off while jamming.</text:span></text:p>
            </text:list-item>
          </text:list>
        </text:list-item>
        <text:list-item>
          <text:p text:style-name="P26"><text:span text:style-name="T3">When </text:span><text:span text:style-name="T4">ECM system is </text:span><text:span text:style-name="T3">jamming in radar-priority mode, ECM light on RWR is lit. <text:s/>When jamming in </text:span><text:span text:style-name="T4">jammer</text:span><text:span text:style-name="T3">-priority mode, "PCM" shows steady in the center of the RWR, radar turns off.</text:span></text:p>
        </text:list-item>
        <text:list-item>
          <text:p text:style-name="P18">When countermeasures system thinks you should be jamming in PCM mode, "PCM" will flash in center of RWR (and on HUD and radar screen??)</text:p>
        </text:list-item>
        <text:list-item>
          <text:p text:style-name="P18">According to the manual, DCS doesn't support targeted jamming or different jamming power levels, therefore jamming effectiveness is "similar" in both PCM and Square modes.</text:p>
        </text:list-item>
      </text:list>
      <text:p text:style-name="P2"/>
      <text:p text:style-name="P6">Autopilot -- <text:span text:style-name="T32">WIP</text:span></text:p>
      <text:list xml:id="list3484645892" text:style-name="L5">
        <text:list-item>
          <text:p text:style-name="P19">Autopilot panel is on the left eyebrow, just under the dashboard sunshield.</text:p>
        </text:list-item>
        <text:list-item>
          <text:p text:style-name="P19">Engage by pressing the PA button twice (leftmost button). <text:s/>First time arms the autopilot system, second time engages it.</text:p>
        </text:list-item>
        <text:list-item>
          <text:p text:style-name="P19">ALT button is level hold. <text:s/>Use trim hat to direct autopilot altitude and bearing when engaged.</text:p>
        </text:list-item>
        <text:list-item>
          <text:p text:style-name="P19">ALT AFF button is selected altitude hold. <text:s/>Set altitude on drums under autopilot panel.</text:p>
        </text:list-item>
      </text:list>
      <text:p text:style-name="P2"/>
      <text:p text:style-name="P4">Selective Jettison</text:p>
      <text:list xml:id="list3998614794" text:style-name="L6">
        <text:list-item>
          <text:p text:style-name="P20"><text:span text:style-name="T16">Master Arm</text:span> ... <text:span text:style-name="T16">ON</text:span> (<text:span text:style-name="T16">B2 press to toggle</text:span>)</text:p>
        </text:list-item>
        <text:list-item>
          <text:p text:style-name="P20"><text:span text:style-name="T16">Selective Jettison Cover and Switch</text:span> ... <text:span text:style-name="T16">Open and ON</text:span> (left) (left of PCA panel above left knee)</text:p>
        </text:list-item>
        <text:list-item>
          <text:p text:style-name="P20">Select stores on <text:span text:style-name="T16">PCA</text:span>. <text:s/>RP = Fuel Tanks</text:p>
        </text:list-item>
        <text:list-item>
          <text:p text:style-name="P27"><text:span text:style-name="T1">Press </text:span><text:span text:style-name="T5">Red Button</text:span><text:span text:style-name="T1"> to jettison.</text:span></text:p>
        </text:list-item>
        <text:list-item>
          <text:p text:style-name="P14"><text:span text:style-name="T24">Selective Jettison Cover and Switch</text:span><text:span text:style-name="T26"> ... </text:span><text:span text:style-name="T23">OFF and Closed</text:span><text:span text:style-name="T26"> (left of PCA panel above left knee)</text:span></text:p>
        </text:list-item>
        <text:list-item>
          <text:p text:style-name="P21"><text:span text:style-name="T16">Emergency Jettison Button</text:span> to left of left knee will jettison all but outboard Magic missiles. <text:s/><text:span text:style-name="T18">Master Arm must be ON for Emergency Jettison.</text:span></text:p>
        </text:list-item>
        <text:list-item>
          <text:p text:style-name="P22">Full internal fuel is <text:span text:style-name="T16">3160 kg</text:span>.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17T12:34:12.871000000</dc:date>
    <meta:editing-duration>PT11H3M46S</meta:editing-duration>
    <meta:editing-cycles>72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50" meta:word-count="595" meta:character-count="3179" meta:non-whitespace-character-count="2655"/>
  </office:meta>
</office:document-meta>
</file>